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" svg:font-family="Linux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Linux"/>
    </style:style>
    <style:style style:name="P2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officeooo:paragraph-rsid="0011aa4f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26416" officeooo:paragraph-rsid="00026416" style:font-size-asian="10pt" style:font-name-complex="Arial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e8142" officeooo:paragraph-rsid="000e8142" style:font-size-asian="10pt" style:font-name-complex="Arial"/>
    </style:style>
    <style:style style:name="P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P7" style:family="paragraph" style:parent-style-name="Header">
      <style:text-properties style:font-name="Linux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11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P12" style:family="paragraph" style:parent-style-name="Header">
      <style:paragraph-properties fo:margin-top="0.106cm" fo:margin-bottom="0cm" style:contextual-spacing="false"/>
    </style:style>
    <style:style style:name="P13" style:family="paragraph" style:parent-style-name="Requisito">
      <style:paragraph-properties fo:text-align="center" style:justify-single-word="false"/>
      <style:text-properties style:font-name="Linux Biolinum G" officeooo:paragraph-rsid="0025cfc1"/>
    </style:style>
    <style:style style:name="P14" style:family="paragraph" style:parent-style-name="Requisito">
      <style:text-properties officeooo:paragraph-rsid="001aab5e"/>
    </style:style>
    <style:style style:name="P15" style:family="paragraph" style:parent-style-name="Requisito">
      <style:paragraph-properties fo:text-align="center" style:justify-single-word="false"/>
      <style:text-properties officeooo:paragraph-rsid="0025cfc1"/>
    </style:style>
    <style:style style:name="P16" style:family="paragraph" style:parent-style-name="Standard">
      <style:text-properties style:use-window-font-color="true" loext:opacity="0%" style:font-name="Linux Biolinum G" fo:language="pt" fo:country="BR" style:font-name-asian="Times New Roman" style:language-complex="ar" style:country-complex="SA"/>
    </style:style>
    <style:style style:name="P17" style:family="paragraph" style:parent-style-name="Standard">
      <style:text-properties style:font-name="Linux Biolinum G" officeooo:paragraph-rsid="00055a27"/>
    </style:style>
    <style:style style:name="P18" style:family="paragraph" style:parent-style-name="Standard">
      <style:paragraph-properties fo:text-align="justify" style:justify-single-word="false"/>
      <style:text-properties style:font-name="Linux Biolinum G"/>
    </style:style>
    <style:style style:name="P19" style:family="paragraph" style:parent-style-name="Standard">
      <style:paragraph-properties fo:text-align="justify" style:justify-single-word="false"/>
      <style:text-properties style:font-name="Linux Biolinum G" officeooo:paragraph-rsid="00055a27"/>
    </style:style>
    <style:style style:name="P20" style:family="paragraph" style:parent-style-name="Standard">
      <style:paragraph-properties fo:text-align="justify" style:justify-single-word="false"/>
      <style:text-properties style:font-name="Linux Biolinum G" officeooo:paragraph-rsid="00200876"/>
    </style:style>
    <style:style style:name="P21" style:family="paragraph" style:parent-style-name="Standard">
      <style:paragraph-properties fo:text-align="justify" style:justify-single-word="false"/>
      <style:text-properties style:font-name="Linux Biolinum G" officeooo:paragraph-rsid="0021be85"/>
    </style:style>
    <style:style style:name="P22" style:family="paragraph" style:parent-style-name="Standard">
      <style:paragraph-properties fo:text-align="justify" style:justify-single-word="false"/>
      <style:text-properties style:font-name="Linux Biolinum G" fo:font-weight="bold" officeooo:paragraph-rsid="00055a27" style:font-weight-asian="bold"/>
    </style:style>
    <style:style style:name="P23" style:family="paragraph" style:parent-style-name="Standard">
      <style:paragraph-properties fo:line-height="115%"/>
      <style:text-properties style:font-name="Linux Biolinum G" officeooo:paragraph-rsid="000f790f"/>
    </style:style>
    <style:style style:name="P24" style:family="paragraph" style:parent-style-name="Standard">
      <style:paragraph-properties fo:text-align="justify" style:justify-single-word="false"/>
      <style:text-properties fo:color="#0000ff" loext:opacity="100%" style:font-name="Linux Biolinum G" fo:font-style="italic" fo:font-weight="bold" officeooo:paragraph-rsid="00055a27" style:font-style-asian="italic" style:font-weight-asian="bold"/>
    </style:style>
    <style:style style:name="P25" style:family="paragraph" style:parent-style-name="Standard">
      <style:paragraph-properties fo:text-align="justify" style:justify-single-word="false"/>
      <style:text-properties fo:color="#0000ff" loext:opacity="100%" style:font-name="Linux Biolinum G" fo:font-style="italic" fo:font-weight="bold" officeooo:paragraph-rsid="0021be85" style:font-style-asian="italic" style:font-weight-asian="bold"/>
    </style:style>
    <style:style style:name="P26" style:family="paragraph" style:parent-style-name="Standard">
      <style:paragraph-properties fo:text-align="justify" style:justify-single-word="false"/>
      <style:text-properties officeooo:paragraph-rsid="00055a27"/>
    </style:style>
    <style:style style:name="P27" style:family="paragraph" style:parent-style-name="Standard">
      <style:paragraph-properties fo:text-align="justify" style:justify-single-word="false"/>
      <style:text-properties officeooo:paragraph-rsid="002062f3"/>
    </style:style>
    <style:style style:name="P28" style:family="paragraph" style:parent-style-name="Standard">
      <style:paragraph-properties fo:text-align="justify" style:justify-single-word="false"/>
      <style:text-properties officeooo:paragraph-rsid="0020b8cc"/>
    </style:style>
    <style:style style:name="P29" style:family="paragraph" style:parent-style-name="Standard">
      <style:paragraph-properties fo:text-align="justify" style:justify-single-word="false"/>
      <style:text-properties officeooo:paragraph-rsid="0021be85"/>
    </style:style>
    <style:style style:name="P30" style:family="paragraph" style:parent-style-name="Corpo_20_de_20_texto_20_3">
      <style:paragraph-properties fo:text-align="justify" style:justify-single-word="false"/>
      <style:text-properties officeooo:paragraph-rsid="002e44bf"/>
    </style:style>
    <style:style style:name="P31" style:family="paragraph" style:parent-style-name="Corpo_20_de_20_texto_20_3">
      <style:paragraph-properties fo:text-align="justify" style:justify-single-word="false"/>
      <style:text-properties fo:color="#000000" loext:opacity="100%" officeooo:paragraph-rsid="0023b422"/>
    </style:style>
    <style:style style:name="P32" style:family="paragraph" style:parent-style-name="Corpo_20_de_20_texto_20_3">
      <style:paragraph-properties fo:text-align="justify" style:justify-single-word="false"/>
      <style:text-properties fo:color="#000000" loext:opacity="100%" style:font-name="Linux Biolinum G" fo:font-size="12pt" fo:language="pt" fo:country="BR" officeooo:rsid="002cea08" officeooo:paragraph-rsid="002cea08" style:font-name-asian="Times New Roman" style:font-size-asian="12pt" style:font-name-complex="Times New Roman" style:font-size-complex="10pt" style:language-complex="ar" style:country-complex="SA"/>
    </style:style>
    <style:style style:name="P33" style:family="paragraph" style:parent-style-name="Corpo_20_de_20_texto_20_3">
      <style:paragraph-properties fo:text-align="justify" style:justify-single-word="false"/>
      <style:text-properties fo:color="#000000" loext:opacity="100%" style:font-name="Linux Biolinum G" fo:font-size="12pt" fo:language="pt" fo:country="BR" officeooo:rsid="00300451" officeooo:paragraph-rsid="00300451" style:font-name-asian="Times New Roman" style:font-size-asian="12pt" style:font-name-complex="Times New Roman" style:font-size-complex="10pt" style:language-complex="ar" style:country-complex="SA"/>
    </style:style>
    <style:style style:name="P34" style:family="paragraph" style:parent-style-name="Com_20_marcadores">
      <style:paragraph-properties fo:line-height="115%"/>
      <style:text-properties officeooo:paragraph-rsid="00055a27"/>
    </style:style>
    <style:style style:name="P35" style:family="paragraph" style:parent-style-name="Com_20_marcadores" style:list-style-name="WW8Num4">
      <style:paragraph-properties fo:line-height="115%"/>
      <style:text-properties officeooo:paragraph-rsid="0016b33a"/>
    </style:style>
    <style:style style:name="P36" style:family="paragraph" style:parent-style-name="Com_20_marcadores" style:list-style-name="WW8Num4">
      <style:paragraph-properties fo:line-height="115%"/>
      <style:text-properties officeooo:paragraph-rsid="0006561b"/>
    </style:style>
    <style:style style:name="P37" style:family="paragraph" style:parent-style-name="Com_20_marcadores" style:list-style-name="WW8Num4">
      <style:paragraph-properties fo:line-height="115%"/>
      <style:text-properties officeooo:paragraph-rsid="0009b8bc"/>
    </style:style>
    <style:style style:name="P38" style:family="paragraph" style:parent-style-name="Com_20_marcadores" style:list-style-name="WW8Num4">
      <style:paragraph-properties fo:line-height="115%"/>
      <style:text-properties officeooo:paragraph-rsid="001aab5e"/>
    </style:style>
    <style:style style:name="P39" style:family="paragraph" style:parent-style-name="Com_20_marcadores" style:list-style-name="">
      <style:paragraph-properties fo:line-height="115%"/>
      <style:text-properties officeooo:paragraph-rsid="001aab5e"/>
    </style:style>
    <style:style style:name="P40" style:family="paragraph" style:parent-style-name="Com_20_marcadores" style:list-style-name="">
      <style:paragraph-properties fo:line-height="115%"/>
      <style:text-properties style:use-window-font-color="true" loext:opacity="0%" style:font-name="Linux Biolinum G" fo:font-size="12pt" fo:language="pt" fo:country="BR" officeooo:rsid="001aab5e" officeooo:paragraph-rsid="0009b8bc" fo:background-color="transparent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P41" style:family="paragraph" style:parent-style-name="Com_20_marcadores" style:list-style-name="">
      <style:paragraph-properties fo:line-height="115%"/>
      <style:text-properties style:use-window-font-color="true" loext:opacity="0%" style:font-name="Linux Biolinum G" fo:font-size="12pt" fo:language="pt" fo:country="BR" officeooo:rsid="0016b33a" officeooo:paragraph-rsid="001aab5e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P42" style:family="paragraph" style:parent-style-name="Com_20_marcadores" style:list-style-name="">
      <style:text-properties style:font-name="Linux Biolinum G" officeooo:rsid="0009b8bc" officeooo:paragraph-rsid="0009b8bc"/>
    </style:style>
    <style:style style:name="P43" style:family="paragraph" style:parent-style-name="Com_20_marcadores">
      <style:paragraph-properties fo:text-align="justify" style:justify-single-word="false"/>
      <style:text-properties style:font-name="Linux Biolinum G" officeooo:paragraph-rsid="000ab3e3"/>
    </style:style>
    <style:style style:name="P44" style:family="paragraph" style:parent-style-name="Com_20_marcadores" style:list-style-name="WW8Num23">
      <style:paragraph-properties fo:text-align="justify" style:justify-single-word="false"/>
      <style:text-properties style:font-name="Linux Biolinum G"/>
    </style:style>
    <style:style style:name="P45" style:family="paragraph" style:parent-style-name="Heading_20_1">
      <style:paragraph-properties fo:text-align="justify" style:justify-single-word="false"/>
      <style:text-properties style:use-window-font-color="true" loext:opacity="0%" style:font-name="Linux Biolinum G" fo:font-size="14pt" fo:language="pt" fo:country="BR" style:text-underline-style="solid" style:text-underline-type="double" style:text-underline-width="auto" style:text-underline-color="font-color" fo:font-weight="bold" officeooo:rsid="0022f525" officeooo:paragraph-rsid="0022f525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46" style:family="paragraph" style:parent-style-name="Heading_20_1">
      <style:paragraph-properties fo:text-align="justify" style:justify-single-word="false"/>
      <style:text-properties style:use-window-font-color="true" loext:opacity="0%" style:font-name="Linux Biolinum G" fo:font-size="14pt" fo:language="pt" fo:country="BR" fo:font-weight="bold" officeooo:rsid="0023b422" officeooo:paragraph-rsid="0023b422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47" style:family="paragraph" style:parent-style-name="Heading_20_1" style:list-style-name="" style:master-page-name="Standard">
      <style:paragraph-properties style:page-number="auto"/>
      <style:text-properties style:use-window-font-color="true" loext:opacity="0%" style:font-name="Linux Biolinum G" fo:font-size="14pt" fo:language="pt" fo:country="BR" style:text-underline-style="solid" style:text-underline-type="double" style:text-underline-width="auto" style:text-underline-color="font-color" fo:font-weight="bold" officeooo:rsid="000443eb" officeooo:paragraph-rsid="000443eb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48" style:family="paragraph" style:parent-style-name="Heading_20_1">
      <style:paragraph-properties fo:margin-left="0.76cm" fo:margin-right="0cm" fo:text-indent="-0.76cm" style:auto-text-indent="false"/>
      <style:text-properties style:use-window-font-color="true" loext:opacity="0%" style:font-name="Linux Biolinum G" fo:font-size="14pt" fo:language="pt" fo:country="BR" fo:font-weight="bold" officeooo:rsid="0016b33a" officeooo:paragraph-rsid="0016b33a" style:letter-kerning="true" style:font-name-asian="Times New Roman" style:font-size-asian="14pt" style:font-weight-asian="bold" style:font-name-complex="Arial" style:font-size-complex="10pt" style:language-complex="ar" style:country-complex="SA"/>
    </style:style>
    <style:style style:name="P49" style:family="paragraph" style:parent-style-name="Requisito">
      <style:paragraph-properties fo:text-align="center" style:justify-single-word="false"/>
      <style:text-properties officeooo:paragraph-rsid="00055a27"/>
    </style:style>
    <style:style style:name="P50" style:family="paragraph" style:parent-style-name="Requisito">
      <style:paragraph-properties fo:text-align="center" style:justify-single-word="false"/>
      <style:text-properties officeooo:paragraph-rsid="0021be85"/>
    </style:style>
    <style:style style:name="P51" style:family="paragraph" style:parent-style-name="Requisito">
      <style:paragraph-properties fo:text-align="center" style:justify-single-word="false"/>
      <style:text-properties officeooo:paragraph-rsid="0024bb30"/>
    </style:style>
    <style:style style:name="P52" style:family="paragraph" style:parent-style-name="Requisito">
      <style:paragraph-properties fo:text-align="center" style:justify-single-word="false"/>
      <style:text-properties style:font-name="Linux Biolinum G" officeooo:paragraph-rsid="00055a27"/>
    </style:style>
    <style:style style:name="P53" style:family="paragraph" style:parent-style-name="Requisito">
      <style:paragraph-properties fo:text-align="center" style:justify-single-word="false"/>
      <style:text-properties fo:color="#000000" loext:opacity="100%" style:font-name="Linux Biolinum G" officeooo:paragraph-rsid="0025cfc1"/>
    </style:style>
    <style:style style:name="P54" style:family="paragraph" style:parent-style-name="Requisito">
      <style:paragraph-properties fo:text-align="center" style:justify-single-word="false"/>
      <style:text-properties officeooo:paragraph-rsid="0025cfc1" fo:background-color="transparent"/>
    </style:style>
    <style:style style:name="P55" style:family="paragraph" style:parent-style-name="Standard" style:list-style-name="L1">
      <style:paragraph-properties fo:line-height="115%"/>
      <style:text-properties officeooo:paragraph-rsid="000f790f"/>
    </style:style>
    <style:style style:name="P56" style:family="paragraph" style:parent-style-name="Standard" style:list-style-name="L1">
      <style:paragraph-properties fo:line-height="115%"/>
      <style:text-properties officeooo:paragraph-rsid="0013dd84"/>
    </style:style>
    <style:style style:name="P57" style:family="paragraph" style:parent-style-name="Standard" style:list-style-name="L1">
      <style:paragraph-properties fo:line-height="115%"/>
      <style:text-properties style:font-name="Linux Biolinum G" officeooo:rsid="000f790f" officeooo:paragraph-rsid="000f790f"/>
    </style:style>
    <style:style style:name="P58" style:family="paragraph" style:parent-style-name="Standard">
      <style:paragraph-properties fo:line-height="115%"/>
      <style:text-properties style:font-name="Linux Biolinum G" officeooo:rsid="00055a27" officeooo:paragraph-rsid="0013dd84"/>
    </style:style>
    <style:style style:name="P59" style:family="paragraph" style:parent-style-name="Standard">
      <style:paragraph-properties fo:text-align="justify" style:justify-single-word="false"/>
      <style:text-properties style:font-name="Linux Biolinum G" fo:font-weight="bold" officeooo:paragraph-rsid="00055a27" style:font-weight-asian="bold"/>
    </style:style>
    <style:style style:name="P60" style:family="paragraph" style:parent-style-name="Standard">
      <style:paragraph-properties fo:text-align="justify" style:justify-single-word="false"/>
      <style:text-properties style:font-name="Linux Biolinum G" fo:font-weight="bold" officeooo:paragraph-rsid="0021be85" style:font-weight-asian="bold"/>
    </style:style>
    <style:style style:name="P61" style:family="paragraph" style:parent-style-name="Standard">
      <style:paragraph-properties fo:text-align="justify" style:justify-single-word="false"/>
      <style:text-properties style:font-name="Linux Biolinum G" officeooo:rsid="000ab3e3" officeooo:paragraph-rsid="00080fa4" fo:background-color="#ffff00"/>
    </style:style>
    <style:style style:name="P62" style:family="paragraph" style:parent-style-name="Standard">
      <style:paragraph-properties fo:text-align="justify" style:justify-single-word="false"/>
      <style:text-properties style:font-name="Linux Biolinum G" officeooo:rsid="000ab3e3" officeooo:paragraph-rsid="0025cfc1" fo:background-color="#ffff00"/>
    </style:style>
    <style:style style:name="P63" style:family="paragraph" style:parent-style-name="Standard">
      <style:paragraph-properties fo:text-align="justify" style:justify-single-word="false"/>
      <style:text-properties style:font-name="Linux Biolinum G" officeooo:rsid="002b292d" officeooo:paragraph-rsid="002b292d"/>
    </style:style>
    <style:style style:name="P64" style:family="paragraph" style:parent-style-name="Standard">
      <style:paragraph-properties fo:text-align="justify" style:justify-single-word="false"/>
      <style:text-properties style:font-name="Linux Biolinum G" officeooo:paragraph-rsid="002cea08"/>
    </style:style>
    <style:style style:name="P65" style:family="paragraph" style:parent-style-name="Standard">
      <style:paragraph-properties fo:text-align="justify" style:justify-single-word="false"/>
      <style:text-properties style:font-name="Linux Biolinum G" officeooo:paragraph-rsid="0021be85"/>
    </style:style>
    <style:style style:name="P66" style:family="paragraph" style:parent-style-name="Standard">
      <style:paragraph-properties fo:text-align="justify" style:justify-single-word="false"/>
      <style:text-properties style:font-name="Linux Biolinum G" officeooo:paragraph-rsid="00055a27"/>
    </style:style>
    <style:style style:name="P67" style:family="paragraph" style:parent-style-name="Standard">
      <style:paragraph-properties fo:text-align="justify" style:justify-single-word="false"/>
      <style:text-properties officeooo:paragraph-rsid="0021be85"/>
    </style:style>
    <style:style style:name="P68" style:family="paragraph" style:parent-style-name="Standard">
      <style:paragraph-properties fo:text-align="justify" style:justify-single-word="false"/>
      <style:text-properties officeooo:paragraph-rsid="002cea08"/>
    </style:style>
    <style:style style:name="P69" style:family="paragraph" style:parent-style-name="Standard">
      <style:paragraph-properties fo:text-align="justify" style:justify-single-word="false"/>
      <style:text-properties officeooo:paragraph-rsid="002e44bf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officeooo:paragraph-rsid="002b292d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Linux Biolinum G" officeooo:rsid="002dfb38" officeooo:paragraph-rsid="002dfb38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Linux Biolinum G" fo:font-size="12pt" fo:language="pt" fo:country="BR" officeooo:rsid="00300451" officeooo:paragraph-rsid="00300451" style:font-name-asian="Times New Roman" style:font-size-asian="12pt" style:font-name-complex="Times New Roman" style:font-size-complex="12pt" style:language-complex="ar" style:country-complex="SA"/>
    </style:style>
    <style:style style:name="P73" style:family="paragraph" style:parent-style-name="Standard">
      <style:paragraph-properties fo:text-align="justify" style:justify-single-word="false"/>
      <style:text-properties style:use-window-font-color="true" loext:opacity="0%" style:font-name="Linux Biolinum G" fo:font-size="12pt" fo:language="pt" fo:country="BR" officeooo:rsid="002dfb38" officeooo:paragraph-rsid="002dfb38" style:font-name-asian="Times New Roman" style:font-size-asian="12pt" style:font-name-complex="Times New Roman" style:font-size-complex="12pt" style:language-complex="ar" style:country-complex="SA"/>
    </style:style>
    <style:style style:name="P74" style:family="paragraph" style:parent-style-name="Standard">
      <style:paragraph-properties fo:text-align="justify" style:justify-single-word="false"/>
      <style:text-properties style:use-window-font-color="true" loext:opacity="0%" style:font-name="Linux Biolinum G" fo:font-size="12pt" fo:language="pt" fo:country="BR" officeooo:rsid="002e44bf" officeooo:paragraph-rsid="002e44bf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P75" style:family="paragraph" style:parent-style-name="Standard">
      <style:paragraph-properties fo:text-align="justify" style:justify-single-word="false"/>
      <style:text-properties officeooo:paragraph-rsid="002e44bf" fo:background-color="transparent"/>
    </style:style>
    <style:style style:name="T1" style:family="text">
      <style:text-properties fo:font-size="10pt" style:font-size-asian="10pt" style:font-name-complex="Arial"/>
    </style:style>
    <style:style style:name="T2" style:family="text">
      <style:text-properties style:use-window-font-color="true" loext:opacity="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3" style:family="text">
      <style:text-properties style:use-window-font-color="true" loext:opacity="0%" fo:font-size="10pt" fo:language="pt" fo:country="BR" officeooo:rsid="000e8142" style:font-name-asian="Times New Roman" style:font-size-asian="10pt" style:font-name-complex="Arial" style:font-size-complex="12pt" style:language-complex="ar" style:country-complex="SA"/>
    </style:style>
    <style:style style:name="T4" style:family="text">
      <style:text-properties style:use-window-font-color="true" loext:opacity="0%" fo:font-size="10pt" fo:language="pt" fo:country="BR" officeooo:rsid="000d9167" style:font-name-asian="Times New Roman" style:font-size-asian="10pt" style:font-name-complex="Arial" style:font-size-complex="12pt" style:language-complex="ar" style:country-complex="SA"/>
    </style:style>
    <style:style style:name="T5" style:family="text">
      <style:text-properties style:use-window-font-color="true" loext:opacity="0%" fo:font-size="12pt" fo:language="pt" fo:country="BR" fo:font-weight="bold" officeooo:rsid="000f790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loext:opacity="0%" fo:font-size="12pt" fo:language="pt" fo:country="BR" officeooo:rsid="001102ba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fo:font-size="12pt" fo:language="pt" fo:country="BR" officeooo:rsid="000f790f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fo:font-size="12pt" fo:language="pt" fo:country="BR" officeooo:rsid="001aab5e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fo:font-size="12pt" fo:language="pt" fo:country="BR" officeooo:rsid="00200876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fo:font-size="12pt" fo:language="pt" fo:country="BR" officeooo:rsid="002cea08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Linux Biolinum G" fo:font-size="12pt" fo:language="pt" fo:country="BR" officeooo:rsid="001102ba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Linux Biolinum G" fo:font-size="12pt" fo:language="pt" fo:country="BR" officeooo:rsid="0011aa4f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Linux Biolinum G" fo:font-size="12pt" fo:language="pt" fo:country="BR" officeooo:rsid="0011ef49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style:font-name="Linux Biolinum G" fo:font-size="12pt" fo:language="pt" fo:country="BR" officeooo:rsid="00110c45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Linux Biolinum G" fo:font-size="12pt" fo:language="pt" fo:country="BR" officeooo:rsid="0013dd84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Linux Biolinum G" fo:font-size="12pt" fo:language="pt" fo:country="BR" officeooo:rsid="001aab5e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Linux Biolinum G" fo:font-size="12pt" fo:language="pt" fo:country="BR" officeooo:rsid="001fe3a7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Linux Biolinum G" fo:font-size="12pt" fo:language="pt" fo:country="BR" officeooo:rsid="00200876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Linux Biolinum G" fo:font-size="12pt" fo:language="pt" fo:country="BR" officeooo:rsid="002062f3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loext:opacity="0%" style:font-name="Linux Biolinum G" fo:font-size="12pt" fo:language="pt" fo:country="BR" officeooo:rsid="002062f3" style:font-name-asian="Times New Roman" style:font-size-asian="12pt" style:font-name-complex="Times New Roman" style:font-size-complex="12pt" style:language-complex="ar" style:country-complex="SA" style:font-weight-complex="bold"/>
    </style:style>
    <style:style style:name="T21" style:family="text">
      <style:text-properties style:use-window-font-color="true" loext:opacity="0%" style:font-name="Linux Biolinum G" fo:font-size="12pt" fo:language="pt" fo:country="BR" officeooo:rsid="0020b8cc" style:font-name-asian="Times New Roman" style:font-size-asian="12pt" style:font-name-complex="Times New Roman" style:font-size-complex="12pt" style:language-complex="ar" style:country-complex="SA" style:font-weight-complex="bold"/>
    </style:style>
    <style:style style:name="T22" style:family="text">
      <style:text-properties style:use-window-font-color="true" loext:opacity="0%" style:font-name="Linux Biolinum G" fo:font-size="12pt" fo:language="pt" fo:country="BR" officeooo:rsid="002455f6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loext:opacity="0%" style:font-name="Linux Biolinum G" fo:font-size="12pt" fo:language="pt" fo:country="BR" officeooo:rsid="0026d1ba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style:use-window-font-color="true" loext:opacity="0%" style:font-name="Linux Biolinum G" fo:font-size="12pt" fo:language="pt" fo:country="BR" officeooo:rsid="002cea08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loext:opacity="0%" style:font-name="Linux Biolinum G" fo:font-size="12pt" fo:language="pt" fo:country="BR" officeooo:rsid="002e44bf" style:font-name-asian="Times New Roman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loext:opacity="0%" style:font-name="Linux Biolinum G" fo:font-size="12pt" fo:language="pt" fo:country="BR" officeooo:rsid="0014d7ca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7" style:family="text">
      <style:text-properties style:use-window-font-color="true" loext:opacity="0%" style:font-name="Linux Biolinum G" fo:font-size="12pt" fo:language="pt" fo:country="BR" officeooo:rsid="0016b33a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8" style:family="text">
      <style:text-properties style:use-window-font-color="true" loext:opacity="0%" style:font-name="Linux Biolinum G" fo:font-size="12pt" fo:language="pt" fo:country="BR" officeooo:rsid="00177416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29" style:family="text">
      <style:text-properties style:use-window-font-color="true" loext:opacity="0%" style:font-name="Linux Biolinum G" fo:font-size="12pt" fo:language="pt" fo:country="BR" officeooo:rsid="001aab5e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loext:opacity="0%" style:font-name="Linux Biolinum G" fo:font-size="12pt" fo:language="pt" fo:country="BR" officeooo:rsid="001cd8ec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1" style:family="text">
      <style:text-properties style:use-window-font-color="true" loext:opacity="0%" style:font-name="Linux Biolinum G" fo:font-size="12pt" fo:language="pt" fo:country="BR" officeooo:rsid="001eb69b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32" style:family="text">
      <style:text-properties style:use-window-font-color="true" loext:opacity="0%" style:font-name="Linux Biolinum G" fo:font-size="12pt" fo:language="pt" fo:country="BR" fo:font-weight="bold" officeooo:rsid="0009b8bc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Linux Biolinum G" fo:font-size="12pt" fo:language="pt" fo:country="BR" fo:font-weight="bold" officeooo:rsid="00055a2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34" style:family="text">
      <style:text-properties style:use-window-font-color="true" loext:opacity="0%" style:font-name="Linux Biolinum G" fo:font-size="12pt" fo:language="pt" fo:country="BR" fo:font-weight="bold" officeooo:rsid="001eb69b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35" style:family="text">
      <style:text-properties style:use-window-font-color="true" loext:opacity="0%" style:font-name="Linux Biolinum G" fo:font-size="12pt" fo:language="pt" fo:country="BR" fo:font-weight="bold" officeooo:rsid="0016b33a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36" style:family="text">
      <style:text-properties style:use-window-font-color="true" loext:opacity="0%" style:font-name="Linux Biolinum G" fo:font-size="12pt" fo:language="pt" fo:country="BR" fo:font-weight="bold" officeooo:rsid="001aab5e" style:font-name-asian="Times New Roman" style:font-size-asian="12pt" style:font-weight-asian="bold" style:font-name-complex="Arial" style:font-size-complex="10pt" style:language-complex="ar" style:country-complex="SA" style:font-style-complex="italic"/>
    </style:style>
    <style:style style:name="T37" style:family="text">
      <style:text-properties style:use-window-font-color="true" loext:opacity="0%" style:font-name="Linux Biolinum G" fo:font-size="12pt" fo:language="pt" fo:country="BR" fo:font-weight="bold" officeooo:rsid="0016b33a" style:font-name-asian="Times New Roman" style:font-size-asian="12pt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Linux Biolinum G" fo:font-size="12pt" fo:language="pt" fo:country="BR" fo:font-weight="bold" officeooo:rsid="0021be85" style:font-name-asian="Times New Roman" style:font-size-asian="12pt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Linux Biolinum G" fo:font-size="12pt" fo:language="pt" fo:country="BR" fo:font-weight="bold" officeooo:rsid="0025cfc1" style:font-name-asian="Times New Roman" style:font-size-asian="12pt" style:font-weight-asian="bold" style:font-name-complex="Arial" style:font-size-complex="10pt" style:language-complex="ar" style:country-complex="SA"/>
    </style:style>
    <style:style style:name="T40" style:family="text">
      <style:text-properties style:use-window-font-color="true" loext:opacity="0%" style:font-name="Linux Biolinum G" fo:font-size="12pt" fo:language="pt" fo:country="BR" officeooo:rsid="0016b33a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41" style:family="text">
      <style:text-properties style:use-window-font-color="true" loext:opacity="0%" style:font-name="Linux Biolinum G" fo:font-size="12pt" fo:language="pt" fo:country="BR" officeooo:rsid="00177416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42" style:family="text">
      <style:text-properties style:use-window-font-color="true" loext:opacity="0%" style:font-name="Linux Biolinum G" fo:font-size="12pt" fo:language="pt" fo:country="BR" officeooo:rsid="001aab5e" fo:background-color="transparent" loext:char-shading-value="0" style:font-name-asian="Times New Roman" style:font-size-asian="12pt" style:font-name-complex="Times New Roman" style:font-size-complex="10pt" style:language-complex="ar" style:country-complex="SA" style:font-weight-complex="bold"/>
    </style:style>
    <style:style style:name="T43" style:family="text">
      <style:text-properties style:use-window-font-color="true" loext:opacity="0%" style:font-name="Linux Biolinum G" fo:font-size="12pt" fo:language="pt" fo:country="BR" officeooo:rsid="00177416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4" style:family="text">
      <style:text-properties style:use-window-font-color="true" loext:opacity="0%" style:font-name="Linux Biolinum G" fo:font-size="12pt" fo:language="pt" fo:country="BR" officeooo:rsid="0018c741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5" style:family="text">
      <style:text-properties style:use-window-font-color="true" loext:opacity="0%" style:font-name="Linux Biolinum G" fo:font-size="12pt" fo:language="pt" fo:country="BR" officeooo:rsid="0006561b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6" style:family="text">
      <style:text-properties style:use-window-font-color="true" loext:opacity="0%" style:font-name="Linux Biolinum G" fo:font-size="12pt" fo:language="pt" fo:country="BR" officeooo:rsid="001aab5e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7" style:family="text">
      <style:text-properties style:use-window-font-color="true" loext:opacity="0%" style:font-name="Linux Biolinum G" fo:font-size="12pt" fo:language="pt" fo:country="BR" officeooo:rsid="001bf09d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8" style:family="text">
      <style:text-properties style:use-window-font-color="true" loext:opacity="0%" style:font-name="Linux Biolinum G" fo:font-size="12pt" fo:language="pt" fo:country="BR" officeooo:rsid="00295fcc" fo:background-color="transparent" loext:char-shading-value="0" style:font-name-asian="Times New Roman" style:font-size-asian="12pt" style:font-name-complex="Times New Roman" style:font-size-complex="10pt" style:language-complex="ar" style:country-complex="SA" style:font-style-complex="italic" style:font-weight-complex="bold"/>
    </style:style>
    <style:style style:name="T49" style:family="text">
      <style:text-properties style:use-window-font-color="true" loext:opacity="0%" style:font-name="Linux Biolinum G" fo:font-size="12pt" fo:language="pt" fo:country="BR" officeooo:rsid="00080fa4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50" style:family="text">
      <style:text-properties style:use-window-font-color="true" loext:opacity="0%" style:font-name="Linux Biolinum G" fo:font-size="12pt" fo:language="pt" fo:country="BR" fo:font-weight="normal" officeooo:rsid="0023b42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1" style:family="text">
      <style:text-properties style:use-window-font-color="true" loext:opacity="0%" style:font-name="Linux Biolinum G" fo:font-size="12pt" fo:language="pt" fo:country="BR" fo:font-weight="normal" officeooo:rsid="0026d1b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2" style:family="text">
      <style:text-properties style:use-window-font-color="true" loext:opacity="0%" style:font-name="Linux Biolinum G" fo:font-size="12pt" fo:language="pt" fo:country="BR" fo:font-weight="normal" officeooo:rsid="002b292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3" style:family="text">
      <style:text-properties style:use-window-font-color="true" loext:opacity="0%" style:font-name="Linux Biolinum G" fo:font-size="12pt" fo:language="pt" fo:country="BR" fo:font-weight="normal" officeooo:rsid="002cea0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4" style:family="text">
      <style:text-properties fo:color="#000000" loext:opacity="10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55" style:family="text">
      <style:text-properties fo:color="#000000" loext:opacity="100%" fo:font-size="9.75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T56" style:family="text">
      <style:text-properties fo:color="#000000" loext:opacity="100%" style:font-name="Linux Biolinum G" fo:font-size="12pt" fo:language="pt" fo:country="BR" officeooo:rsid="002b292d" style:font-name-asian="Times New Roman" style:font-size-asian="12pt" style:font-name-complex="Times New Roman" style:font-size-complex="10pt" style:language-complex="ar" style:country-complex="SA"/>
    </style:style>
    <style:style style:name="T57" style:family="text">
      <style:text-properties fo:color="#000000" loext:opacity="100%" style:font-name="Linux Biolinum G" fo:font-size="12pt" fo:language="pt" fo:country="BR" officeooo:rsid="002e44bf" style:font-name-asian="Times New Roman" style:font-size-asian="12pt" style:font-name-complex="Times New Roman" style:font-size-complex="10pt" style:language-complex="ar" style:country-complex="SA"/>
    </style:style>
    <style:style style:name="T58" style:family="text">
      <style:text-properties fo:color="#000000" loext:opacity="100%" style:font-name="Linux Biolinum G" fo:font-size="12pt" fo:language="pt" fo:country="BR" fo:font-weight="normal" officeooo:rsid="002e44bf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59" style:family="text">
      <style:text-properties officeooo:rsid="001b33cf"/>
    </style:style>
    <style:style style:name="T60" style:family="text">
      <style:text-properties style:language-asian="en" style:country-asian="US"/>
    </style:style>
    <style:style style:name="T61" style:family="text">
      <style:text-properties style:font-style-complex="italic"/>
    </style:style>
    <style:style style:name="T62" style:family="text">
      <style:text-properties officeooo:rsid="0025cfc1" style:font-style-complex="italic"/>
    </style:style>
    <style:style style:name="T63" style:family="text">
      <style:text-properties fo:font-weight="bold" style:font-weight-asian="bold"/>
    </style:style>
    <style:style style:name="T64" style:family="text">
      <style:text-properties style:font-name-asian="Arial"/>
    </style:style>
    <style:style style:name="T65" style:family="text">
      <style:text-properties officeooo:rsid="000443eb"/>
    </style:style>
    <style:style style:name="T66" style:family="text">
      <style:text-properties officeooo:rsid="00055a27"/>
    </style:style>
    <style:style style:name="T67" style:family="text">
      <style:text-properties style:font-name="Linux Biolinum G"/>
    </style:style>
    <style:style style:name="T68" style:family="text">
      <style:text-properties style:font-name="Linux Biolinum G" officeooo:rsid="000f790f"/>
    </style:style>
    <style:style style:name="T69" style:family="text">
      <style:text-properties style:font-name="Linux Biolinum G" officeooo:rsid="001102ba"/>
    </style:style>
    <style:style style:name="T70" style:family="text">
      <style:text-properties style:font-name="Linux Biolinum G" officeooo:rsid="00055a27"/>
    </style:style>
    <style:style style:name="T71" style:family="text">
      <style:text-properties style:font-name="Linux Biolinum G" officeooo:rsid="00080fa4"/>
    </style:style>
    <style:style style:name="T72" style:family="text">
      <style:text-properties style:font-name="Linux Biolinum G" fo:font-weight="bold" style:font-weight-asian="bold"/>
    </style:style>
    <style:style style:name="T73" style:family="text">
      <style:text-properties style:font-name="Linux Biolinum G" fo:font-weight="bold" officeooo:rsid="00080fa4" style:font-weight-asian="bold" style:font-weight-complex="bold"/>
    </style:style>
    <style:style style:name="T74" style:family="text">
      <style:text-properties style:font-name="Linux Biolinum G" fo:font-weight="bold" officeooo:rsid="00055a27" style:font-weight-asian="bold"/>
    </style:style>
    <style:style style:name="T75" style:family="text">
      <style:text-properties style:font-name="Linux Biolinum G" fo:font-weight="bold" officeooo:rsid="001aab5e" style:font-weight-asian="bold"/>
    </style:style>
    <style:style style:name="T76" style:family="text">
      <style:text-properties style:font-name="Linux Biolinum G" fo:font-weight="bold" fo:background-color="transparent" loext:char-shading-value="0" style:font-weight-asian="bold"/>
    </style:style>
    <style:style style:name="T77" style:family="text">
      <style:text-properties style:font-name="Linux Biolinum G" fo:font-weight="bold" officeooo:rsid="00055a27" fo:background-color="transparent" loext:char-shading-value="0" style:font-weight-asian="bold"/>
    </style:style>
    <style:style style:name="T78" style:family="text">
      <style:text-properties style:font-name="Linux Biolinum G" style:font-name-asian="Arial"/>
    </style:style>
    <style:style style:name="T79" style:family="text">
      <style:text-properties style:font-name="Linux Biolinum G" style:font-style-complex="italic"/>
    </style:style>
    <style:style style:name="T80" style:family="text">
      <style:text-properties style:font-name="Linux Biolinum G" officeooo:rsid="002455f6" style:font-style-complex="italic"/>
    </style:style>
    <style:style style:name="T81" style:family="text">
      <style:text-properties style:font-name="Linux Biolinum G" officeooo:rsid="00060376"/>
    </style:style>
    <style:style style:name="T82" style:family="text">
      <style:text-properties style:font-name="Linux Biolinum G" fo:background-color="transparent" loext:char-shading-value="0"/>
    </style:style>
    <style:style style:name="T83" style:family="text">
      <style:text-properties style:font-name="Linux Biolinum G" officeooo:rsid="00055a27" fo:background-color="transparent" loext:char-shading-value="0"/>
    </style:style>
    <style:style style:name="T84" style:family="text">
      <style:text-properties style:font-name="Linux Biolinum G" officeooo:rsid="0016b33a" fo:background-color="transparent" loext:char-shading-value="0"/>
    </style:style>
    <style:style style:name="T85" style:family="text">
      <style:text-properties style:font-name="Linux Biolinum G" officeooo:rsid="00060376" fo:background-color="transparent" loext:char-shading-value="0"/>
    </style:style>
    <style:style style:name="T86" style:family="text">
      <style:text-properties style:font-name="Linux Biolinum G" officeooo:rsid="0006561b" fo:background-color="transparent" loext:char-shading-value="0"/>
    </style:style>
    <style:style style:name="T87" style:family="text">
      <style:text-properties style:font-name="Linux Biolinum G" officeooo:rsid="00177416" fo:background-color="transparent" loext:char-shading-value="0"/>
    </style:style>
    <style:style style:name="T88" style:family="text">
      <style:text-properties style:font-name="Linux Biolinum G" officeooo:rsid="00080fa4" fo:background-color="transparent" loext:char-shading-value="0"/>
    </style:style>
    <style:style style:name="T89" style:family="text">
      <style:text-properties style:font-name="Linux Biolinum G" officeooo:rsid="0018c741" fo:background-color="transparent" loext:char-shading-value="0"/>
    </style:style>
    <style:style style:name="T90" style:family="text">
      <style:text-properties style:font-name="Linux Biolinum G" officeooo:rsid="001aab5e" fo:background-color="transparent" loext:char-shading-value="0"/>
    </style:style>
    <style:style style:name="T91" style:family="text">
      <style:text-properties style:font-name="Linux Biolinum G" officeooo:rsid="002062f3" fo:background-color="transparent" loext:char-shading-value="0"/>
    </style:style>
    <style:style style:name="T92" style:family="text">
      <style:text-properties style:font-name="Linux Biolinum G" officeooo:rsid="002455f6" fo:background-color="transparent" loext:char-shading-value="0"/>
    </style:style>
    <style:style style:name="T93" style:family="text">
      <style:text-properties style:font-name="Linux Biolinum G" officeooo:rsid="001cd8ec"/>
    </style:style>
    <style:style style:name="T94" style:family="text">
      <style:text-properties style:font-name="Linux Biolinum G" officeooo:rsid="002062f3"/>
    </style:style>
    <style:style style:name="T95" style:family="text">
      <style:text-properties style:font-name="Linux Biolinum G" style:font-weight-complex="bold"/>
    </style:style>
    <style:style style:name="T96" style:family="text">
      <style:text-properties style:font-name="Linux Biolinum G" officeooo:rsid="002062f3" style:font-weight-complex="bold"/>
    </style:style>
    <style:style style:name="T97" style:family="text">
      <style:text-properties style:font-name="Linux Biolinum G" officeooo:rsid="0020b8cc" style:font-weight-complex="bold"/>
    </style:style>
    <style:style style:name="T98" style:family="text">
      <style:text-properties style:font-name="Linux Biolinum G" officeooo:rsid="0020b8cc"/>
    </style:style>
    <style:style style:name="T99" style:family="text">
      <style:text-properties style:font-name="Linux Biolinum G" officeooo:rsid="0021be85"/>
    </style:style>
    <style:style style:name="T100" style:family="text">
      <style:text-properties style:font-name="Linux Biolinum G" officeooo:rsid="0023b422"/>
    </style:style>
    <style:style style:name="T101" style:family="text">
      <style:text-properties style:font-name="Linux Biolinum G" fo:font-style="italic" style:font-style-asian="italic"/>
    </style:style>
    <style:style style:name="T102" style:family="text">
      <style:text-properties style:font-name="Linux Biolinum G" fo:font-style="normal" officeooo:rsid="0023b422" style:font-style-asian="normal" style:font-style-complex="normal"/>
    </style:style>
    <style:style style:name="T103" style:family="text">
      <style:text-properties style:font-name="Linux Biolinum G" fo:font-weight="normal" style:font-weight-asian="normal" style:font-weight-complex="normal"/>
    </style:style>
    <style:style style:name="T104" style:family="text">
      <style:text-properties style:font-name="Linux Biolinum G" fo:font-weight="normal" officeooo:rsid="0023b422" style:font-weight-asian="normal" style:font-weight-complex="normal"/>
    </style:style>
    <style:style style:name="T105" style:family="text">
      <style:text-properties style:font-name="Linux Biolinum G" fo:font-weight="normal" officeooo:rsid="00295fcc" style:font-weight-asian="normal" style:font-weight-complex="normal"/>
    </style:style>
    <style:style style:name="T106" style:family="text">
      <style:text-properties style:font-name="Linux Biolinum G" fo:font-weight="normal" officeooo:rsid="002805ad" style:font-weight-asian="normal" style:font-weight-complex="normal"/>
    </style:style>
    <style:style style:name="T107" style:family="text">
      <style:text-properties style:font-name="Linux Biolinum G" fo:font-weight="normal" officeooo:rsid="002cea08" style:font-weight-asian="normal" style:font-weight-complex="normal"/>
    </style:style>
    <style:style style:name="T108" style:family="text">
      <style:text-properties style:font-name="Linux Biolinum G" officeooo:rsid="002455f6"/>
    </style:style>
    <style:style style:name="T109" style:family="text">
      <style:text-properties style:font-name="Linux Biolinum G" officeooo:rsid="0025cfc1"/>
    </style:style>
    <style:style style:name="T110" style:family="text">
      <style:text-properties style:font-name="Linux Biolinum G" officeooo:rsid="0026d1ba"/>
    </style:style>
    <style:style style:name="T111" style:family="text">
      <style:text-properties style:font-name="Linux Biolinum G" officeooo:rsid="0024bb30"/>
    </style:style>
    <style:style style:name="T112" style:family="text">
      <style:text-properties style:font-name="Linux Biolinum G" officeooo:rsid="00295fcc"/>
    </style:style>
    <style:style style:name="T113" style:family="text">
      <style:text-properties style:font-name="Linux Biolinum G" officeooo:rsid="002b292d"/>
    </style:style>
    <style:style style:name="T114" style:family="text">
      <style:text-properties style:font-name="Linux Biolinum G" fo:font-size="12pt" fo:language="pt" fo:country="BR" fo:font-weight="normal" officeooo:rsid="002cea08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115" style:family="text">
      <style:text-properties style:font-name="Linux Biolinum G" fo:font-size="12pt" fo:language="pt" fo:country="BR" officeooo:rsid="002b292d" style:font-name-asian="Times New Roman" style:font-size-asian="12pt" style:font-name-complex="Times New Roman" style:font-size-complex="12pt" style:language-complex="ar" style:country-complex="SA"/>
    </style:style>
    <style:style style:name="T116" style:family="text">
      <style:text-properties officeooo:rsid="00200876"/>
    </style:style>
    <style:style style:name="T117" style:family="text">
      <style:text-properties officeooo:rsid="002062f3"/>
    </style:style>
    <style:style style:name="T118" style:family="text">
      <style:text-properties officeooo:rsid="0020b8cc"/>
    </style:style>
    <style:style style:name="T119" style:family="text">
      <style:text-properties officeooo:rsid="0021be85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295fcc" style:font-weight-asian="normal" style:font-weight-complex="normal"/>
    </style:style>
    <style:style style:name="T122" style:family="text">
      <style:text-properties fo:font-weight="normal" officeooo:rsid="002cea08" style:font-weight-asian="normal" style:font-weight-complex="normal"/>
    </style:style>
    <style:style style:name="T123" style:family="text">
      <style:text-properties officeooo:rsid="0025cfc1"/>
    </style:style>
    <style:style style:name="T124" style:family="text">
      <style:text-properties officeooo:rsid="002b292d"/>
    </style:style>
    <style:style style:name="T125" style:family="text">
      <style:text-properties officeooo:rsid="002cea08"/>
    </style:style>
    <style:style style:name="T126" style:family="text">
      <style:text-properties officeooo:rsid="002e44bf"/>
    </style:style>
    <style:style style:name="T127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<text:bookmark-start text:name="__RefHeading___Toc35261037"/>Descrição do software<text:bookmark-end text:name="__RefHeading___Toc35261037"/></text:h>
      <text:p text:style-name="P16"/>
      <text:p text:style-name="P23"><text:span text:style-name="T5">O programa Pedidos Restaurante</text:span><text:span text:style-name="T65"> </text:span><text:span text:style-name="T6">é um</text:span><text:span text:style-name="T66"> </text:span><text:span text:style-name="T7">sistema de </text:span><text:span text:style-name="T6">gerenciamento</text:span><text:span text:style-name="T7"> de pedido</text:span><text:span text:style-name="T6">s de um restaurante feito para ser usado pelos funcionários do restaurante e não possui como ator os Clientes. Este programa</text:span><text:span text:style-name="T7"> permiti através do login, que </text:span><text:span text:style-name="T6">os seus três </text:span><text:span text:style-name="T7">diferentes tipos de usuários possam executar </text:span><text:span text:style-name="T6">determinas</text:span><text:span text:style-name="T7"> funcionalidade sendo </text:span><text:span text:style-name="T6">a hierarquia de funcionalidade do menor para o maior na orde</text:span><text:span text:style-name="T8">m</text:span><text:span text:style-name="T6"> que é apresentada abaixo</text:span><text:span text:style-name="T7">:</text:span></text:p>
      <text:list xml:id="list57855118" text:style-name="L1">
        <text:list-item>
          <text:p text:style-name="P55"><text:span text:style-name="T68">Atendente (como um garçom, </text:span><text:span text:style-name="T69">e outros que não seja caixa e gerente</text:span><text:span text:style-name="T68">) pode </text:span><text:span text:style-name="T11">consultar os pedidos </text:span><text:span text:style-name="T12">sem efetuar seu login,</text:span><text:span text:style-name="T11"> e, </text:span><text:span text:style-name="T12">com o seu login </text:span><text:span text:style-name="T13">realizado,</text:span><text:span text:style-name="T12"> pode</text:span><text:span text:style-name="T11"> </text:span><text:span text:style-name="T14">gerar/</text:span><text:span text:style-name="T15">adicionar</text:span><text:span text:style-name="T14"> pedido </text:span><text:span text:style-name="T15">e fechar pedido(s) do Cliente</text:span><text:span text:style-name="T14">.</text:span></text:p>
        </text:list-item>
        <text:list-item>
          <text:p text:style-name="P57">Caixa: herda todas as funcionalidades do Atendente, acrescentando a possibilidade de Receber pagamento do Cliente.</text:p>
        </text:list-item>
        <text:list-item>
          <text:p text:style-name="P56"><text:span text:style-name="T68">Gerente:</text:span><text:span text:style-name="T70"> </text:span><text:span text:style-name="T68">herda todas as funcionalidades do </text:span><text:span text:style-name="T15">Caixa</text:span><text:span text:style-name="T68">,</text:span><text:span text:style-name="T70"> </text:span><text:span text:style-name="T68">acrescentando</text:span><text:span text:style-name="T70"> </text:span><text:span text:style-name="T15">as funcionalidades de Editar Pedido e Remover Pedido</text:span><text:span text:style-name="T70">.</text:span></text:p>
        </text:list-item>
      </text:list>
      <text:p text:style-name="P58"/>
      <text:list xml:id="list424987823" text:style-name="WW8Num4">
        <text:list-header>
          <text:p text:style-name="P34"><text:span text:style-name="T74">Segue </text:span><text:span text:style-name="T75">requisitos do</text:span><text:span text:style-name="T33"> escopo do </text:span><text:span text:style-name="T34">sistema</text:span><text:span text:style-name="T33">:</text:span></text:p>
        </text:list-header>
        <text:list-item>
          <text:p text:style-name="P35"><text:span text:style-name="T72">Essencial</text:span><text:span text:style-name="T67"> </text:span><text:span text:style-name="T81">1.1</text:span><text:span text:style-name="T70">*</text:span><text:span text:style-name="T81">: </text:span><text:span text:style-name="T82">Cadastrar </text:span><text:span text:style-name="T40">Pedido</text:span><text:span text:style-name="T83">;</text:span><text:span text:style-name="T82"> 1.2: </text:span><text:span text:style-name="T84">Consultar dos pedidos existente</text:span><text:span text:style-name="T91">s</text:span><text:span text:style-name="T83">;</text:span><text:span text:style-name="T85"> </text:span><text:span text:style-name="T82">1.3 </text:span><text:span text:style-name="T84">Logar no sistema</text:span><text:span text:style-name="T83">;</text:span><text:span text:style-name="T82"> 1.4: </text:span><text:span text:style-name="T86">Fechar Pedido</text:span><text:span text:style-name="T92">(s)</text:span><text:span text:style-name="T83">; </text:span><text:span text:style-name="T84">1.</text:span><text:span text:style-name="T40">5: Receber pagamento do Cliente; </text:span><text:span text:style-name="T84">1.6: Editar Pedido; 1.7: Remover Pedido</text:span></text:p>
        </text:list-item>
        <text:list-item>
          <text:p text:style-name="P36"><text:span text:style-name="T76">Importante</text:span><text:span text:style-name="T82"> 2</text:span><text:span text:style-name="T43">2.1: A conta pode ser gerada em arquivo PDF;</text:span><text:span text:style-name="T45">; </text:span><text:span text:style-name="T43">2.2: Exibir Erro de Login; </text:span><text:span text:style-name="T44">2.3: Restringir acesso às funcionalidade</text:span><text:span text:style-name="T48">s</text:span><text:span text:style-name="T44"> por tipo de usuário; </text:span><text:span text:style-name="T46">2.4: Mostrar carregamento na interface; </text:span><text:span text:style-name="T47">2.5: Restringir tempo de login do usuário no sistema; 2.6: A nota fiscal pode ser gerada em arquivo PDF;</text:span></text:p>
        </text:list-item>
        <text:list-item>
          <text:p text:style-name="P37"><text:span text:style-name="T77">Desejável</text:span><text:span text:style-name="T83"> </text:span><text:span text:style-name="T88">3.1: </text:span><text:span text:style-name="T41">C</text:span><text:span text:style-name="T88">onfiabilidade em logar rápido e em qualquer navegador e sistema operacional; </text:span><text:span text:style-name="T83">3.2: </text:span><text:span text:style-name="T88">Permitir o programa </text:span><text:span text:style-name="T49">ser instalado em qualquer computador com baixa memória RAM e HD;</text:span><text:span text:style-name="T88"> </text:span><text:span text:style-name="T87">3.3: Desenvolver em nuvem permitindo escalabilidade;</text:span><text:span text:style-name="T89"> 3.4: Informar por mensagem na tela, alterações realizadas com sucesso e as não realizadas; 3.5: Interface de fácil entendimento de acordo com princípios de usabilidade; </text:span><text:span text:style-name="T90">3.6: Histórico de pedidos </text:span><text:span text:style-name="T42">em PDF; 3.7: Toda segunda-feira deverá ser emitido um relatório dos pedidos da semana</text:span></text:p>
        </text:list-item>
      </text:list>
      <text:p text:style-name="P40"/>
      <text:list xml:id="list181443020999195" text:continue-numbering="true" text:style-name="WW8Num4">
        <text:list-header>
          <text:p text:style-name="P38"><text:span text:style-name="T70">* </text:span><text:span text:style-name="T30">Descrição da</text:span><text:span text:style-name="T71"> numeração: </text:span><text:span text:style-name="T93">e</text:span><text:span text:style-name="T71">specificamente o primeiro número foi feit</text:span><text:span text:style-name="T93">o</text:span><text:span text:style-name="T71"> com base n</text:span><text:span text:style-name="T93">a</text:span><text:span text:style-name="T71">s três denominações </text:span><text:span text:style-name="T93">que são </text:span><text:span text:style-name="T71">“essencial” <text:s/>“</text:span><text:span text:style-name="T73">1.x”</text:span><text:span text:style-name="T71">, “importante” “</text:span><text:span text:style-name="T73">2.x” </text:span><text:span text:style-name="T71">e “desejável” “</text:span><text:span text:style-name="T32">3</text:span><text:span text:style-name="T73">.x” </text:span><text:span text:style-name="T71">. </text:span><text:span text:style-name="T26">Além dessas numerações, </text:span><text:span text:style-name="T27">anteriormente será </text:span><text:span text:style-name="T30">acrescentado nas próximas seções</text:span><text:span text:style-name="T27"> as siglas RF e NF, para os casos de Requisito Funcional e </text:span><text:span text:style-name="T28">r</text:span><text:span text:style-name="T27">equisito Não Funcional, respectivamente</text:span></text:p>
        </text:list-header>
      </text:list>
      <text:p text:style-name="P41"/>
      <text:p text:style-name="P39"><text:soft-page-break/><text:span text:style-name="T27"><text:tab/></text:span><text:span text:style-name="T28">Se</text:span><text:span text:style-name="T29">g</text:span><text:span text:style-name="T28">ue abaixo </text:span><text:span text:style-name="T29">descrição dos requisitos conforme foram apresentados </text:span><text:span text:style-name="T31">na página 1</text:span><text:span text:style-name="T29">, ou seja, nas seções Essencial, Importante e Desejável são apresentados os requisitos do projeto:</text:span></text:p>
      <text:p text:style-name="P42"/>
      <text:h text:style-name="P48" text:outline-level="1">Essencial</text:h>
      <text:p text:style-name="P17"/>
      <text:p text:style-name="P14"><text:span text:style-name="T78"><text:s/></text:span><text:bookmark-start text:name="__RefHeading___Toc352610221"/><text:span text:style-name="T67">[RF</text:span><text:span text:style-name="T37">1.</text:span><text:span text:style-name="T67">1] </text:span><text:span text:style-name="T82">Cadastrar</text:span><text:span text:style-name="T79"> </text:span><text:bookmark-end text:name="__RefHeading___Toc352610221"/><text:span text:style-name="T35">Pedido</text:span></text:p>
      <text:p text:style-name="P26"><text:span text:style-name="T72">Descrição do caso de uso: </text:span><text:span text:style-name="T94">Pe</text:span><text:span text:style-name="T67">rmite que o usuário crie e armazene um novo </text:span><text:span text:style-name="T18">pedido</text:span><text:span text:style-name="T67"> no sistema.</text:span></text:p>
      <text:p text:style-name="P22"/>
      <text:p text:style-name="P26"><text:span text:style-name="T72">Entradas e pré-condições</text:span><text:span text:style-name="T67">: </text:span><text:span text:style-name="T16">Efetuar Login no sistema e preenchimento dos dados obrigatórios </text:span><text:span text:style-name="T17">do pedido</text:span><text:span text:style-name="T67">.</text:span></text:p>
      <text:p text:style-name="P24"/>
      <text:p text:style-name="P20"><text:span text:style-name="T63">Saídas e pós-condição</text:span>: <text:span text:style-name="T117">O</text:span> <text:span text:style-name="T9">pedido</text:span> é cadastrado no sistema <text:span text:style-name="T116">caso haja os dados necessários inseridos no </text:span><text:span text:style-name="T117">pedido</text:span>.</text:p>
      <text:h text:style-name="P49" text:outline-level="1"><text:span text:style-name="T78"><text:s/></text:span><text:bookmark-start text:name="__RefHeading___Toc352610231"/><text:span text:style-name="T67">[</text:span><text:span text:style-name="T94">RF1.</text:span><text:span text:style-name="T67">2] </text:span><text:bookmark-end text:name="__RefHeading___Toc352610231"/><text:span text:style-name="T36">Consultar dos pedidos existente</text:span></text:h>
      <text:p text:style-name="P28"><text:span text:style-name="T72">Descrição do caso de uso:</text:span><text:span text:style-name="T95"> Este caso de uso permite que o usuário visualize os </text:span><text:span text:style-name="T96">pedidos existentes e seus </text:span><text:span text:style-name="T95">dados (todos os seus atributos </text:span><text:span text:style-name="T96">como nome do Cliente, número da mesa, descrição do pedido, </text:span><text:span text:style-name="T97">estado do </text:span><text:span text:style-name="T96">pagamento, </text:span><text:span text:style-name="T97">nome atendente</text:span><text:span text:style-name="T96"> </text:span><text:span text:style-name="T20">e </text:span><text:span text:style-name="T21">e</text:span><text:span text:style-name="T20">sta</text:span><text:span text:style-name="T21">do</text:span><text:span text:style-name="T20"> </text:span><text:span text:style-name="T21">do pedido</text:span><text:span text:style-name="T97">) , exceto </text:span><text:span text:style-name="T20">id</text:span><text:span text:style-name="T95">. </text:span></text:p>
      <text:p text:style-name="P22"/>
      <text:p text:style-name="P26"><text:span text:style-name="T63">Entradas e pré-condições</text:span>: <text:span text:style-name="T19">não há.</text:span></text:p>
      <text:p text:style-name="P24"/>
      <text:p text:style-name="P27"><text:span text:style-name="T72">Saídas e pós-condição</text:span><text:span text:style-name="T67">: o usuário visualiza </text:span><text:span text:style-name="T84">os pedidos existente</text:span><text:span text:style-name="T91">s</text:span><text:span text:style-name="T67">.</text:span></text:p>
      <text:h text:style-name="P52" text:outline-level="1"><text:bookmark-start text:name="__RefHeading___Toc352610241"/>[RF<text:span text:style-name="T118">1.</text:span>3] <text:span text:style-name="T61">Logar no sistema</text:span><text:bookmark-end text:name="__RefHeading___Toc352610241"/></text:h>
      <text:p text:style-name="P19"><text:span text:style-name="T63">Descrição do caso de uso: </text:span><text:span text:style-name="T121">Permite o usuário e</text:span><text:span text:style-name="T120">ntrar </text:span><text:span text:style-name="T121">numa interface após logar com </text:span><text:span text:style-name="T120">usuário e senha no sistema de gerenciamento de Pedidos </text:span><text:span text:style-name="T121">com as suas funcionalidades</text:span><text:span text:style-name="T120">;</text:span></text:p>
      <text:p text:style-name="P22"/>
      <text:p text:style-name="P21"><text:span text:style-name="T63">Entradas e pré-condições</text:span>: recebe como entrada <text:span text:style-name="T120">usuário e senha</text:span>.</text:p>
      <text:p text:style-name="P24"/>
      <text:p text:style-name="P21"><text:span text:style-name="T63">Saídas e pós-condição</text:span>: <text:span text:style-name="T119">Com Login realizado, </text:span>um<text:span text:style-name="T119">a interface aparece com as funcionalidades permitidas do tipo do usuário (descrições das funcionalidades por tipo na página 1).</text:span></text:p>
      <text:h text:style-name="P50" text:outline-level="1"><text:bookmark-start text:name="__RefHeading___Toc3526102411"/><text:span text:style-name="T67">[RF</text:span><text:span text:style-name="T98">1.</text:span><text:span text:style-name="T38">4</text:span><text:span text:style-name="T67">] </text:span><text:span text:style-name="T79">Fechar Pedido</text:span><text:span text:style-name="T80">(s)</text:span><text:bookmark-end text:name="__RefHeading___Toc3526102411"/></text:h>
      <text:p text:style-name="P29"><text:span text:style-name="T72">Descrição do caso de uso: </text:span><text:span text:style-name="T104">Fech</text:span><text:span text:style-name="T105">a</text:span><text:span text:style-name="T104"> pedido do cliente e permit</text:span><text:span text:style-name="T105">e</text:span><text:span text:style-name="T104"> gerar conta </text:span><text:span text:style-name="T50">após</text:span><text:span text:style-name="T104"> todos pedidos estiverem com esta</text:span><text:span text:style-name="T50">d</text:span><text:span text:style-name="T104">o </text:span><text:span text:style-name="T51">fechado</text:span><text:span text:style-name="T103">;</text:span></text:p>
      <text:p text:style-name="P60"><text:soft-page-break/></text:p>
      <text:p text:style-name="P68"><text:span text:style-name="T72">Entradas e pré-condições</text:span><text:span text:style-name="T67">: </text:span><text:span text:style-name="T16">Efetuar Login no sistema e </text:span><text:span text:style-name="T23">o</text:span><text:span text:style-name="T22"> pedido </text:span><text:span text:style-name="T108">deve estar </text:span><text:span text:style-name="T110">com estad</text:span><text:span text:style-name="T112">o diferente de </text:span><text:span text:style-name="T113">“em </text:span><text:span text:style-name="T24">andamento</text:span><text:span text:style-name="T113">”</text:span><text:span text:style-name="T108">.</text:span></text:p>
      <text:p text:style-name="P25"/>
      <text:p text:style-name="P29"><text:span text:style-name="T72">Saídas e pós-condição</text:span><text:span text:style-name="T67">: </text:span><text:span text:style-name="T108">alteração do estado d</text:span><text:span text:style-name="T22">o</text:span><text:span text:style-name="T108"> pedido </text:span><text:span text:style-name="T110">para fechado</text:span><text:span text:style-name="T108">, permitindo aparecer botão para gerar conta do cliente, desde que este cliente tenha todos os seus pedidos entregues</text:span><text:span text:style-name="T99">.</text:span></text:p>
      <text:h text:style-name="P50" text:outline-level="1"><text:bookmark-start text:name="__RefHeading___Toc35261024111"/><text:span text:style-name="T67">[RF</text:span><text:span text:style-name="T98">1.</text:span><text:span text:style-name="T38">5</text:span><text:span text:style-name="T67">] </text:span><text:span text:style-name="T79">Receber pagamento do Cliente</text:span><text:bookmark-end text:name="__RefHeading___Toc35261024111"/></text:h>
      <text:p text:style-name="P29"><text:span text:style-name="T72">Descrição do caso de uso: </text:span><text:span text:style-name="T106">Após todos pedidos de um Cliente serem fechados, </text:span><text:span text:style-name="T52">é possível clicar no botão gerar conta e receber o valor dos pedidos e em seguida marcar opção de conta paga</text:span><text:span text:style-name="T103">;</text:span></text:p>
      <text:p text:style-name="P60"/>
      <text:p text:style-name="P21"><text:span text:style-name="T63">Entradas e pré-condições</text:span>: <text:span text:style-name="T124">todos pedidos de um Cliente devem estar com estado “fechado”</text:span>. <text:span text:style-name="T125">Necessário ser usuário do tipo Caixa ou Gerente.</text:span></text:p>
      <text:p text:style-name="P25"/>
      <text:p text:style-name="P29"><text:span text:style-name="T72">Saídas e pós-condição</text:span><text:span text:style-name="T67">: </text:span><text:span text:style-name="T108">após pagamento os pedidos, estes mudam de estados para </text:span><text:span text:style-name="T23">pago</text:span><text:span text:style-name="T108"> e tornam-se ocultos e migram para a tabela pedidos_fechados do banco de dados </text:span><text:span text:style-name="T111">e possibilitando geração de nota fiscal</text:span><text:span text:style-name="T108">.</text:span></text:p>
      <text:h text:style-name="P50" text:outline-level="1"><text:bookmark-start text:name="__RefHeading___Toc35261024112"/><text:span text:style-name="T67">[RF</text:span><text:span text:style-name="T98">1.</text:span><text:span text:style-name="T38">6</text:span><text:span text:style-name="T67">] </text:span><text:span text:style-name="T79">Editar Pedido</text:span><text:bookmark-end text:name="__RefHeading___Toc35261024112"/></text:h>
      <text:p text:style-name="P21"><text:span text:style-name="T63">Descrição do caso de uso: </text:span><text:span text:style-name="T122">Permite alterar qualquer tipo de dado do pedido existente</text:span><text:span text:style-name="T120">;</text:span></text:p>
      <text:p text:style-name="P60"/>
      <text:p text:style-name="P64"><text:span text:style-name="T63">Entradas e pré-condições</text:span>: <text:span text:style-name="T8">Efetuar Login no sistema e </text:span><text:span text:style-name="T10">necessário ser usuário do tipo Gerente e clicar em editar no pedido selecionado</text:span></text:p>
      <text:p text:style-name="P25"/>
      <text:p text:style-name="P21"><text:span text:style-name="T63">Saídas e pós-condição</text:span>: <text:span text:style-name="T125">Altera os dado(s) preenchido(s) do pedido com exceção do id do pedido</text:span><text:span text:style-name="T119">.</text:span></text:p>
      <text:h text:style-name="P50" text:outline-level="1"><text:bookmark-start text:name="__RefHeading___Toc35261024113"/><text:span text:style-name="T67">[RF</text:span><text:span text:style-name="T98">1.</text:span><text:span text:style-name="T38">7</text:span><text:span text:style-name="T67">] </text:span><text:span text:style-name="T79">Remover Pedido</text:span><text:bookmark-end text:name="__RefHeading___Toc35261024113"/></text:h>
      <text:p text:style-name="P68"><text:span text:style-name="T72">Descrição do caso de uso: </text:span><text:span text:style-name="T107">Permite </text:span><text:span text:style-name="T53">remover o</text:span><text:span text:style-name="T107"> pedido existente</text:span><text:span text:style-name="T103">;</text:span></text:p>
      <text:p text:style-name="P60"/>
      <text:p text:style-name="P64"><text:span text:style-name="T63">Entradas e pré-condições</text:span>: <text:span text:style-name="T8">Efetuar Login no sistema e </text:span><text:span text:style-name="T10">necessário ser usuário do tipo Gerente.</text:span></text:p>
      <text:p text:style-name="P25"/>
      <text:p text:style-name="P21"><text:span text:style-name="T63">Saídas e pós-condição</text:span>: <text:span text:style-name="T125">Remove o pedido existente do banco de pedidos</text:span><text:span text:style-name="T119">.</text:span></text:p>
      <text:p text:style-name="P19"/>
      <text:p text:style-name="P19"/>
      <text:p text:style-name="P19"/>
      <text:p text:style-name="P19"/>
      <text:h text:style-name="P45" text:outline-level="1"><text:soft-page-break/>Importantes</text:h>
      <text:p text:style-name="P61"/>
      <text:p text:style-name="P51"><text:bookmark-start text:name="__RefHeading___Toc35261038"/><text:span text:style-name="T67">[</text:span><text:span text:style-name="T100">NF</text:span><text:span text:style-name="T109">2.</text:span><text:span text:style-name="T67">1]</text:span><text:span text:style-name="T101"> </text:span><text:span text:style-name="T102">A conta pode ser gerada em arquivo PDF</text:span><text:bookmark-end text:name="__RefHeading___Toc35261038"/></text:p>
      <text:p text:style-name="P31"><text:span text:style-name="T114">Ao gerar conta aparece opção por botão para abrir a conta em arquivo no formato PDF</text:span><text:span text:style-name="T104">.</text:span></text:p>
      <text:p text:style-name="P53"><text:bookmark-start text:name="__RefHeading___Toc35261039"/>[NF<text:span text:style-name="T123">2.</text:span>2] <text:span text:style-name="T61">Exibir Erro de Login</text:span><text:bookmark-end text:name="__RefHeading___Toc35261039"/></text:p>
      <text:p text:style-name="P70"><text:span text:style-name="T113">Mostra mensagem na tela de erro de login se o usuário deixar em branco o campo de usuário ou senha, ou se não existe(m) usuário e/ou </text:span><text:span text:style-name="T115">senha</text:span><text:span text:style-name="T113"> preenchido.</text:span></text:p>
      <text:p text:style-name="P13"><text:span text:style-name="T64"><text:s/></text:span><text:bookmark-start text:name="__RefHeading___Toc35261040"/>[NF<text:span text:style-name="T123">2.</text:span>3] <text:bookmark-end text:name="__RefHeading___Toc35261040"/><text:span text:style-name="T61">Restringir acesso às funcionalidade</text:span><text:span text:style-name="T62">s </text:span><text:span text:style-name="T61">por tipo de usuário</text:span></text:p>
      <text:p text:style-name="P74">As interfaces do sistema gerenciador de pedidos devem ser todas ocultas para quando o usuário estiver não logado e, também, devem aparecer na interface do usuário logado, apenas as funcionalidades permitidas para o tipo de usuário logado.</text:p>
      <text:p text:style-name="P15"><text:bookmark-start text:name="__RefHeading___Toc352610381"/><text:span text:style-name="T67">[</text:span><text:span text:style-name="T100">NF</text:span><text:span text:style-name="T109">2.</text:span><text:span text:style-name="T39">4</text:span><text:span text:style-name="T67">]</text:span><text:span text:style-name="T101"> </text:span><text:span text:style-name="T102">Mostrar carregamento na interface</text:span><text:bookmark-end text:name="__RefHeading___Toc352610381"/></text:p>
      <text:p text:style-name="P32">Aparece imagem na tela que mostre o carregamento da interface.</text:p>
      <text:p text:style-name="P15"><text:bookmark-start text:name="__RefHeading___Toc352610391"/><text:span text:style-name="T67">[NF</text:span><text:span text:style-name="T109">2.</text:span><text:span text:style-name="T39">5</text:span><text:span text:style-name="T67">] </text:span><text:span text:style-name="T79">Restringir tempo de login do usuário no sistema</text:span><text:bookmark-end text:name="__RefHeading___Toc352610391"/></text:p>
      <text:p text:style-name="P71">Limita o tempo de todos os usuários logado após encerrar qualquer tipo de funcionalidade como editar pedido, fechar pedido, receber pagamento do cliente, adicionar pedido e remover pedido.</text:p>
      <text:p text:style-name="P15"><text:span text:style-name="T78"><text:s/></text:span><text:bookmark-start text:name="__RefHeading___Toc352610401"/><text:span text:style-name="T67">[NF</text:span><text:span text:style-name="T109">2.</text:span><text:span text:style-name="T39">6</text:span><text:span text:style-name="T67">] </text:span><text:bookmark-end text:name="__RefHeading___Toc352610401"/><text:span text:style-name="T79">A nota fiscal eletrônica (NF-e) pode ser gerada em arquivo PDF</text:span></text:p>
      <text:p text:style-name="P63">Após pagamento da conta, permite a emissão de nota fiscal abrindo janela para perguntar se usuário deseja emitir nota fiscal eletrônica da conta que acabou de ser paga.</text:p>
      <text:h text:style-name="P46" text:outline-level="1"><text:bookmark-start text:name="__RefHeading___Toc35261041"/><text:bookmark-start text:name="_Ref471394537"/>D<text:bookmark-end text:name="_Ref471394537"/>esejáveis<text:bookmark-end text:name="__RefHeading___Toc35261041"/></text:h>
      <text:p text:style-name="P62"/>
      <text:p text:style-name="P15"><text:bookmark-start text:name="__RefHeading___Toc352610382"/><text:span text:style-name="T67">[</text:span><text:span text:style-name="T100">NF</text:span><text:span text:style-name="T39">3</text:span><text:span text:style-name="T109">.</text:span><text:span text:style-name="T67">1]</text:span><text:span text:style-name="T101"> </text:span><text:span text:style-name="T102">Confiabilidade em logar rápido e em qualquer navegador e sistema operacional</text:span><text:bookmark-end text:name="__RefHeading___Toc352610382"/></text:p>
      <text:p text:style-name="P33">Utilizar tecnologias e programação que permita navegar pelo sistema rapidamente e em diferentes tipos de sistemas operacionais.</text:p>
      <text:p text:style-name="P15"><text:bookmark-start text:name="__RefHeading___Toc352610392"/><text:soft-page-break/><text:span text:style-name="T67">[NF</text:span><text:span text:style-name="T39">3</text:span><text:span text:style-name="T109">.</text:span><text:span text:style-name="T67">2] </text:span><text:span text:style-name="T79">Permitir o programa ser instalado em qualquer computador com baixa memória RAM e HD</text:span><text:bookmark-end text:name="__RefHeading___Toc352610392"/></text:p>
      <text:p text:style-name="P72">Permitir a instalação de um executável do programa num computador com memórias limitadas.</text:p>
      <text:p text:style-name="P54"><text:span text:style-name="T78"><text:s/></text:span><text:bookmark-start text:name="__RefHeading___Toc352610402"/><text:span text:style-name="T67">[NF</text:span><text:span text:style-name="T39">3</text:span><text:span text:style-name="T109">.</text:span><text:span text:style-name="T67">3] </text:span><text:bookmark-end text:name="__RefHeading___Toc352610402"/><text:span text:style-name="T79">Desenvolver em nuvem permitindo escalabilidade</text:span></text:p>
      <text:p text:style-name="P75"><text:span text:style-name="T25">Desenvolver sistema utilizar a computação em nuvem, buscando a escalabilidade desse. </text:span></text:p>
      <text:p text:style-name="P15"><text:bookmark-start text:name="__RefHeading___Toc3526103811"/><text:span text:style-name="T67">[</text:span><text:span text:style-name="T100">NF</text:span><text:span text:style-name="T39">3</text:span><text:span text:style-name="T109">.</text:span><text:span text:style-name="T39">4</text:span><text:span text:style-name="T67">]</text:span><text:span text:style-name="T102"> Informar por mensagem na tela, alterações realizadas ou não</text:span><text:bookmark-end text:name="__RefHeading___Toc3526103811"/></text:p>
      <text:p text:style-name="P69"><text:span text:style-name="T57">Avisa com</text:span><text:span text:style-name="T56"> mensagem na tela de </text:span><text:span text:style-name="T57">pedido adicionado com sucesso, ou qualquer outra funcionalidade</text:span><text:span text:style-name="T56"> existe </text:span><text:span text:style-name="T57">que ocorreu com sucesso ou não para o usuário que acabou de utilizar essa funcionalidade</text:span><text:span text:style-name="T56">.</text:span></text:p>
      <text:p text:style-name="P15"><text:bookmark-start text:name="__RefHeading___Toc3526103911"/><text:span text:style-name="T67">[NF</text:span><text:span text:style-name="T39">3</text:span><text:span text:style-name="T109">.</text:span><text:span text:style-name="T39">5</text:span><text:span text:style-name="T67">] </text:span><text:span text:style-name="T79">Histórico de pedidos em PDF</text:span><text:bookmark-end text:name="__RefHeading___Toc3526103911"/></text:p>
      <text:p text:style-name="P30"><text:span text:style-name="T58">Para o Gerente será permitido gerar histórico dos pedidos pagos por dia ou por semana.</text:span></text:p>
      <text:p text:style-name="P15"><text:span text:style-name="T78"><text:s/></text:span><text:bookmark-start text:name="__RefHeading___Toc3526104011"/><text:span text:style-name="T67">[NF</text:span><text:span text:style-name="T39">3</text:span><text:span text:style-name="T109">.</text:span><text:span text:style-name="T39">6</text:span><text:span text:style-name="T67">] </text:span><text:bookmark-end text:name="__RefHeading___Toc3526104011"/><text:span text:style-name="T79">Toda segunda-feira deverá ser emitido um relatório dos pedidos da semana</text:span></text:p>
      <text:p text:style-name="P73">Aparece para o Gerente ao logar no sistema após logar na segunda feira uma opção para selecionar a semana de um determinado mês para gerar um relatório de todos os pedidos <text:s/><text:span text:style-name="T126">pagos</text:span> desta semana.</text:p>
      <text:list xml:id="list181442610115093" text:continue-numbering="true" text:style-name="WW8Num4">
        <text:list-header>
          <text:p text:style-name="P43"/>
        </text:list-header>
      </text:list>
      <text:list xml:id="list2790091278" text:style-name="WW8Num23">
        <text:list-header>
          <text:p text:style-name="P44"/>
        </text:list-header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nux" svg:font-family="Linux"/>
    <style:font-face style:name="Lohit Devanagari1" svg:font-family="'Lohit Devanagari'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/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default-outline-level="" style:list-style-name="WW8Num19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none" fo:country="none" fo:font-weight="bold" style:font-size-asian="10pt" style:language-asian="none" style:country-asian="none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 style:list-style-name="WW8Num4">
      <style:paragraph-properties fo:margin-top="0.106cm" fo:margin-bottom="0.106cm" style:contextual-spacing="false" fo:text-align="justify" style:justify-single-word="false"/>
      <style:text-properties style:font-size-complex="10pt" style:font-weight-complex="bold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loext:opacity="100%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Heading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>
      <style:text-properties fo:language="en" fo:country="US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3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Tabela17" style:family="table">
      <style:table-properties style:width="16.379cm" fo:margin-left="-0.191cm" table:align="left" style:writing-mode="lr-tb"/>
    </style:style>
    <style:style style:name="Tabela17.A" style:family="table-column">
      <style:table-column-properties style:column-width="7.943cm"/>
    </style:style>
    <style:style style:name="Tabela17.B" style:family="table-column">
      <style:table-column-properties style:column-width="8.437cm"/>
    </style:style>
    <style:style style:name="Tabela17.1" style:family="table-row">
      <style:table-row-properties style:min-row-height="0.649cm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.2" style:family="table-row">
      <style:table-row-properties style:min-row-height="0.647cm" fo:keep-together="auto"/>
    </style:style>
    <style:style style:name="Tabela17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7.943cm"/>
    </style:style>
    <style:style style:name="Tabela18.B" style:family="table-column">
      <style:table-column-properties style:column-width="8.437cm"/>
    </style:style>
    <style:style style:name="Tabela18.1" style:family="table-row">
      <style:table-row-properties style:min-row-height="0.649cm"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8.2" style:family="table-row">
      <style:table-row-properties style:min-row-height="0.647cm" fo:keep-together="auto"/>
    </style:style>
    <style:style style:name="Tabela18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Linux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officeooo:paragraph-rsid="0011aa4f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26416" officeooo:paragraph-rsid="00026416" style:font-size-asian="10pt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Linux" fo:font-size="10pt" officeooo:rsid="000e8142" officeooo:paragraph-rsid="000e8142" style:font-size-asian="10pt" style:font-name-complex="Arial"/>
    </style:style>
    <style:style style:name="MP5" style:family="paragraph" style:parent-style-name="Header">
      <style:text-properties style:font-name="Linux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size="10pt" style:font-size-asian="10pt" style:font-name-complex="Arial"/>
    </style:style>
    <style:style style:name="M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0pt" style:font-size-asian="10pt" style:font-name-complex="Arial"/>
    </style:style>
    <style:style style:name="MP9" style:family="paragraph" style:parent-style-name="Header">
      <style:paragraph-properties fo:margin-top="0cm" fo:margin-bottom="0cm" style:contextual-spacing="false"/>
      <style:text-properties style:font-name="Arial" fo:font-size="10pt" style:font-size-asian="10pt" style:font-name-complex="Arial"/>
    </style:style>
    <style:style style:name="MP10" style:family="paragraph" style:parent-style-name="Header">
      <style:paragraph-properties fo:margin-top="0.106cm" fo:margin-bottom="0cm" style:contextual-spacing="false"/>
    </style:style>
    <style:style style:name="MP11" style:family="paragraph" style:parent-style-name="Footer">
      <style:paragraph-properties fo:text-align="start" style:justify-single-word="false"/>
    </style:style>
    <style:style style:name="MP12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T1" style:family="text">
      <style:text-properties fo:font-size="10pt" style:font-size-asian="10pt" style:font-name-complex="Arial"/>
    </style:style>
    <style:style style:name="MT2" style:family="text">
      <style:text-properties style:use-window-font-color="true" loext:opacity="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3" style:family="text">
      <style:text-properties style:use-window-font-color="true" loext:opacity="0%" fo:font-size="10pt" fo:language="pt" fo:country="BR" officeooo:rsid="000e8142" style:font-name-asian="Times New Roman" style:font-size-asian="10pt" style:font-name-complex="Arial" style:font-size-complex="12pt" style:language-complex="ar" style:country-complex="SA"/>
    </style:style>
    <style:style style:name="MT4" style:family="text">
      <style:text-properties style:use-window-font-color="true" loext:opacity="0%" fo:font-size="10pt" fo:language="pt" fo:country="BR" officeooo:rsid="000d9167" style:font-name-asian="Times New Roman" style:font-size-asian="10pt" style:font-name-complex="Arial" style:font-size-complex="12pt" style:language-complex="ar" style:country-complex="SA"/>
    </style:style>
    <style:style style:name="MT5" style:family="text">
      <style:text-properties fo:color="#000000" loext:opacity="100%" fo:font-size="10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6" style:family="text">
      <style:text-properties fo:color="#000000" loext:opacity="100%" fo:font-size="9.75pt" fo:language="pt" fo:country="BR" officeooo:rsid="00026416" style:font-name-asian="Times New Roman" style:font-size-asian="10pt" style:font-name-complex="Arial" style:font-size-complex="12pt" style:language-complex="ar" style:country-complex="SA"/>
    </style:style>
    <style:style style:name="MT7" style:family="text">
      <style:text-properties officeooo:rsid="001b33cf"/>
    </style:style>
    <style:style style:name="MT8" style:family="text">
      <style:text-properties style:language-asian="en" style:country-asian="US"/>
    </style:style>
    <style:style style:name="MT9" style:family="text"/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<text:span text:style-name="MT1">Trabalho d</text:span><text:span text:style-name="MT2">o</text:span><text:span text:style-name="MT1"> </text:span><text:span text:style-name="MT2">curso Técnico em Desenvolvimento de Sistemas </text:span><text:span text:style-name="MT3">do IFSULDEMINAS</text:span><text:span text:style-name="MT2"> <text:s/>disciplina: Projeto Interdisciplinar</text:span></text:p>
        <text:p text:style-name="MP2"><text:span text:style-name="MT2">Aluno</text:span><text:span text:style-name="MT4">s</text:span><text:span text:style-name="MT1">: </text:span><text:span text:style-name="MT2">Gabriel Henrique da Cruz Faria – </text:span><text:span text:style-name="MT4">RA: 201924410331</text:span></text:p>
        <text:p text:style-name="MP2"><text:span text:style-name="MT5">Daniel Augusto de Melo Pedro – </text:span><text:span text:style-name="MT6">RA: 201924410216</text:span><text:span text:style-name="MT2"> </text:span></text:p>
        <text:p text:style-name="MP3">professor: <text:s text:c="2"/>Straus Michalsky</text:p>
        <text:p text:style-name="MP4">data: 1<text:span text:style-name="MT7">5</text:span>/03/2021</text:p>
        <text:p text:style-name="MP5"/>
        <text:p text:style-name="MP5"/>
      </style:header>
      <style:footer>
        <text:p text:style-name="MP6"><text:page-number text:select-page="current">5</text:page-number></text:p>
      </style:footer>
    </style:master-page>
    <style:master-page style:name="Converter_20_1" style:display-name="Converter 1" style:page-layout-name="Mpm2">
      <style:header>
        <text:p text:style-name="Standard"/>
        <text:p text:style-name="MP7">Methodology Explorer – Trabalho de Graduação 2002.2</text:p>
        <text:p text:style-name="MP8">Graduando: Carlos Roberto da Silva Júnior</text:p>
        <text:p text:style-name="MP8">Orientador: Hermano Perrelli de Moura</text:p>
        <text:p text:style-name="MP9"/>
        <text:p text:style-name="Header"/>
        <text:p text:style-name="Header"/>
      </style:header>
      <style:header-first>
        <text:p text:style-name="Header"/>
      </style:header-first>
    </style:master-page>
    <style:master-page style:name="Converter_20_2" style:display-name="Converter 2" style:page-layout-name="Mpm3">
      <style:header>
        <text:p text:style-name="MP10"/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rows-spanned="2" office:value-type="string">
              <text:p text:style-name="MP11">Documento de Requisitos</text:p>
              <text:p text:style-name="MP11"><text:span text:style-name="MT8">Arquivo: </text:span><text:span text:style-name="MT8"><text:file-name text:display="name-and-extension">requisitosPedidosRestaurante - 14 mar.odt</text:file-name></text:span></text:p>
              <text:p text:style-name="MP12"/>
            </table:table-cell>
            <table:table-cell table:style-name="Tabela17.A1" office:value-type="string">
              <text:p text:style-name="MP6">Página <text:span text:style-name="Page_20_Number"><text:page-number text:select-page="current">0</text:page-number></text:span><text:bookmark text:name="_Ref471361557"/><text:span text:style-name="Page_20_Number"><text:s/>de </text:span><text:span text:style-name="Page_20_Number"><text:page-count style:num-format="1">5</text:page-count></text:span></text:p>
            </table:table-cell>
          </table:table-row>
          <table:table-row table:style-name="Tabela17.2">
            <table:covered-table-cell/>
            <table:table-cell table:style-name="Tabela17.B2" office:value-type="string">
              <text:p text:style-name="MP6">Última Atualização: <text:modification-date style:data-style-name="N107">16/03/2021 06:14:20 PM</text:modification-date>h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ext:p text:style-name="MP10"/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table:number-rows-spanned="2" office:value-type="string">
              <text:p text:style-name="MP11">Documento de Requisitos</text:p>
              <text:p text:style-name="MP11"><text:span text:style-name="MT8">Arquivo: </text:span><text:span text:style-name="MT8"><text:file-name text:display="name-and-extension">requisitosPedidosRestaurante - 14 mar.odt</text:file-name></text:span></text:p>
              <text:p text:style-name="MP12"/>
            </table:table-cell>
            <table:table-cell table:style-name="Tabela18.A1" office:value-type="string">
              <text:p text:style-name="MP6">Página <text:span text:style-name="Page_20_Number"><text:page-number text:select-page="current">0</text:page-number></text:span><text:span text:style-name="Page_20_Number"><text:s/>de </text:span><text:span text:style-name="Page_20_Number"><text:page-count style:num-format="1">5</text:page-count></text:span></text:p>
            </table:table-cell>
          </table:table-row>
          <table:table-row table:style-name="Tabela18.2">
            <table:covered-table-cell/>
            <table:table-cell table:style-name="Tabela18.B2" office:value-type="string">
              <text:p text:style-name="MP6">Última Atualização: <text:modification-date style:data-style-name="N107">16/03/2021 06:14:20 PM</text:modification-date>h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Requisitos</dc:title>
    <meta:initial-creator>crsj</meta:initial-creator>
    <meta:creation-date>2002-08-08T16:05:00</meta:creation-date>
    <dc:date>2021-03-16T18:14:20.290000000</dc:date>
    <meta:editing-cycles>160</meta:editing-cycles>
    <meta:editing-duration>PT8H49M44S</meta:editing-duration>
    <meta:generator>LibreOffice/7.0.3.1$Windows_X86_64 LibreOffice_project/d7547858d014d4cf69878db179d326fc3483e082</meta:generator>
    <meta:document-statistic meta:table-count="2" meta:image-count="0" meta:object-count="0" meta:page-count="5" meta:paragraph-count="83" meta:word-count="1271" meta:character-count="8202" meta:non-whitespace-character-count="7005"/>
  </office:meta>
</office:document-meta>
</file>